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7e4388"/>
    </style:style>
    <style:style style:name="P22" style:family="paragraph" style:parent-style-name="paragraph">
      <style:text-properties officeooo:paragraph-rsid="008462a4"/>
    </style:style>
    <style:style style:name="P23" style:family="paragraph" style:parent-style-name="paragraph">
      <style:text-properties officeooo:paragraph-rsid="0086178e"/>
    </style:style>
    <style:style style:name="P24" style:family="paragraph" style:parent-style-name="paragraph">
      <style:text-properties officeooo:paragraph-rsid="0089aeb0"/>
    </style:style>
    <style:style style:name="P25" style:family="paragraph" style:parent-style-name="paragraph">
      <style:text-properties officeooo:paragraph-rsid="008ba1fd"/>
    </style:style>
    <style:style style:name="P26" style:family="paragraph" style:parent-style-name="paragraph">
      <style:text-properties officeooo:paragraph-rsid="00876327"/>
    </style:style>
    <style:style style:name="P27" style:family="paragraph" style:parent-style-name="paragraph">
      <style:text-properties officeooo:paragraph-rsid="0073aa27"/>
    </style:style>
    <style:style style:name="P28" style:family="paragraph" style:parent-style-name="paragraph">
      <style:text-properties officeooo:paragraph-rsid="008f5651"/>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style:style style:name="T21" style:family="text">
      <style:text-properties officeooo:rsid="0083d6b2"/>
    </style:style>
    <style:style style:name="T22" style:family="text">
      <style:text-properties officeooo:rsid="008462a4"/>
    </style:style>
    <style:style style:name="T23" style:family="text">
      <style:text-properties officeooo:rsid="0086178e"/>
    </style:style>
    <style:style style:name="T24" style:family="text">
      <style:text-properties officeooo:rsid="0089aeb0"/>
    </style:style>
    <style:style style:name="T25" style:family="text">
      <style:text-properties officeooo:rsid="008ba1fd"/>
    </style:style>
    <style:style style:name="T26" style:family="text">
      <style:text-properties officeooo:rsid="008d6f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10">java -version</text:p>
      <text:p text:style-name="P9"><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10">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1">apt-get install texlive-latex-base </text:p>
      <text:p text:style-name="P11">apt-get install texlive-latex-memoir </text:p>
      <text:p text:style-name="P11">apt-get install texlive-lang-german</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21">bommanager1</text:span></text:span><text:span text:style-name="T21"> unter $/bommanager/bommanager1/ kann </text:span><text:a xlink:type="simple" xlink:href="https://de.wikipedia.org/wiki/Byte_Order_Mark"><text:span text:style-name="T21">Byte Order Mark</text:span></text:a><text:span text:style-name="T21">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2"><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8">Spalten mit einer XML-Tagnamen-Zuordnung versehen werden.</text:span></text:p>
      <text:p text:style-name="P25"><text:span text:style-name="keyword"><text:span text:style-name="T25">downloader</text:span></text:span><text:span text:style-name="keyword"><text:span text:style-name="T8">1</text:span></text:span><text:span text:style-name="T8"> unter $/</text:span><text:span text:style-name="T25">downloader</text:span><text:span text:style-name="T8">/</text:span><text:span text:style-name="T25">downloader</text:span><text:span text:style-name="T8">1/ </text:span><text:span text:style-name="T25">lädt eine Ressource anhand ihrer URL aus dem Web mittels HTTP herunter.</text:span></text:p>
      <text:p text:style-name="P12"><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1"><text:span text:style-name="keyword"><text:span text:style-name="T22">option_picker1</text:span></text:span><text:span text:style-name="T22"> unter</text:span><text:span text:style-name="T8">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4"><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4"><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text:span><text:soft-page-break/><text:span text:style-name="T11">Angaben wie die Eingabe-XHTML-Dateien, das Ausgabe-Verzeichnis oder die Metadaten-Felder bleiben leer, sodass aufrufende Software die entsprechenden Werte vor Verwendung erst noch hinterlegen muss. Der Pfad für die Konfigurationsdatei kann, sofern der Dateiauswahldialog nicht </text:span><text:span text:style-name="T11">aufgerufen werden soll, auch per Parameter mitgeteilt werden.</text:span></text:p>
      <text:p text:style-name="P14"><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6"><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text:span><text:span text:style-name="T15">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text:span><text:soft-page-break/><text:span text:style-name="T15">Ressource), eine Thumbnailbild-ID, die ID einer Parent-Ressource, Custom Fields (werden normalerweise für Metadaten genutzt), IDs der Einträge einer hierarchischen Taxonomie (müssen vorhanden sein) und die Namen einer Tag-Taxonomie (müssen nicht vorhanden sein, werden </text:span><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3"><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3"><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text:span><text:span text:style-name="T9">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text:span><text:soft-page-break/><text:span text:style-name="T9">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pan text:style-name="T9">config_xhtml1-strict.xml nach config.xml kopiert werden muss, damit der Aufruf für XHTML 1.0 </text:span><text:span text:style-name="T9">Strict erfolgreich </text:span><text:span text:style-name="T10">sein kann</text:span><text:span text:style-name="T9">. </text:span></text:p>
      <text:p text:style-name="P13"><text:span text:style-name="keyword"><text:span text:style-name="T9">html_split1</text:span></text:span><text:span text:style-name="T9">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26"><text:span text:style-name="keyword"><text:span text:style-name="T14">html_prepare4latex1</text:span></text:span><text:span text:style-name="T14"> unter $/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latex/html_prepare4latex1/entities/ die Datei config_xhtml1-strict.xml nach config.xml kopiert werden muss, damit der Aufruf erfolgreich sein kann.</text:span></text:p>
      <text:p text:style-name="P24"><text:span text:style-name="keyword"><text:span text:style-name="T24">xml</text:span></text:span><text:span text:style-name="keyword"><text:span text:style-name="T14">_prepare4latex1</text:span></text:span><text:span text:style-name="T14"> unter $/latex/</text:span><text:span text:style-name="T24">x</text:span><text:span text:style-name="T14">ml_prepare4latex1/ </text:span><text:span text:style-name="T24">verhält sich wie html_prepare4latex1 mit dem Unterschied, dass keine spezifische Behandlung für XHTML-Dateien erfolgt (DOCTYPE wird weder berücksichtigt noch in die Ausgabe übernommen), sondern LaTeX-Sonderzeichen-Escaping für beliebige XML-Dateien vorgenommen wird. Die Konfigurationsdatei für die automatische Auflösung von DTD-Dateien (welche Definitionen von XML-Entities enthalten können) muss per Kommandozeilen-Argument mitgegeben werden.</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text:span><text:span text:style-name="T16">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text:span><text:soft-page-break/><text:span text:style-name="T16">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text:span><text:span text:style-name="T18">aufgelöst werden. Sofern die XML-Eingabedatei oder das Schema keine externen Entities oder Schemen heranzieht, brauchen die Konfigurationsdateien auch keine Einträge aufweisen.</text:span></text:p>
      <text:p text:style-name="P22"><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text:span><text:span text:style-name="T16">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span text:style-name="T22">Die Einträge der Konfigurationsdatei werden der Reihe nach auf den Text angewendet, sodass spätere Einträge auf den bereits erfolgten Ersetzungen vorangegangener Einträge reagieren müssen.</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text:span><text:span text:style-name="T16">Erebnis wird unter $/workflows/temp/pdf/ als out.tex abgelegt. Wenn pdflatex aufgerufen werden kann, findet sich dort dann auch eine entsprechende out.pdf. Es wird versucht, den Inhalt des Verzeichnisses vorher rekursiv zu löschen. </text:span></text:p>
      <text:p text:style-name="P18"><text:soft-page-break/><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text:span><text:span text:style-name="T16">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text:span><text:span text:style-name="T16">angelegt wird, um dann mit odt2all1_config_edit2 aus $/workflows/gui/odt2all1_config_edit2/ die </text:span><text:span text:style-name="T16">Eingabe-ODT-Dateien zu hinterlegen oder zu verändern. Daraufhin muss eine html2epub1-</text:span><text:span text:style-name="T16">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text:span><text:soft-page-break/><text:span text:style-name="T16">html_clean.xsl mit xsltransformator auf die zusammengesetzte XHTML-Datei aufgerufen. Die Steuerungsdatei kann per Parameter mitgeteilt oder per Dialog ausgewählt werden, ferner ist der Pfad anzugeben, unter welchem die Ausgabedatei abgelegt werden soll. Das Ergebnis wird unter </text:span><text:span text:style-name="T16">$/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text:span></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text:span></text:p>
      <text:p text:style-name="P18"><text:span text:style-name="keyword"><text:span text:style-name="T16">odt2all1_config_edit1</text:span></text:span><text:span text:style-name="T16"> unter $/workflows/gui/odt2all1_config_edit1/ dient der Workflow-Unterstützung und erlaubt das Auswählen oder Neuanlegen einer odt2all1-Workflow-Konfigurationsdatei, wobei sowohl die Eingabe-ODT-Dateien als auch die html2epub1-Konfigurationsdatei hinterlegt werden können.</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text:span></text:p>
      <text:p text:style-name="P28"><text:span text:style-name="keyword"><text:span text:style-name="T24">xml</text:span></text:span><text:span text:style-name="keyword"><text:span text:style-name="T14">_</text:span></text:span><text:span text:style-name="keyword"><text:span text:style-name="T26">fix_special_characters_escaping1</text:span></text:span><text:span text:style-name="T14"> unter $/</text:span><text:span text:style-name="T26">xml_fix_special_characters_escaping/xml_fix_special_characters_escaping1/ sorgt für Sonderzeichen-Escaping von Ampersands in XML-Dateien, die kein XML-Entity einleiten.</text:span></text:p>
      <text:p text:style-name="P23"><text:span text:style-name="keyword"><text:span text:style-name="T23">xml_split1</text:span></text:span><text:span text:style-name="T23"> unter $/xml_split/xml_split1/ verhält sich ganz wie html_split1 mit dem Unterschied, dass keine Sonderbehandlung für bestimmte HTML-Elemente wie zum Beispiel solche mit Dateipfaden erfolgt.</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text:span><text:soft-page-break/><text:span text:style-name="T16">$/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text:span><text:span text:style-name="T16">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text:span><text:span text:style-name="T17">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text:soft-page-break/>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5H09M42S</meta:editing-duration>
    <meta:editing-cycles>112</meta:editing-cycles>
    <meta:initial-creator>Stephan Kreutzer</meta:initial-creator>
    <dc:date>2015-04-30T09:59:19</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3" meta:paragraph-count="87" meta:word-count="5165" meta:character-count="44538"/>
  </office:meta>
</office:document-meta>
</file>